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indent="1.249cm" style:auto-text-indent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/>
    </style:style>
    <style:style style:name="T1" style:family="text">
      <style:text-properties fo:font-size="16pt" fo:font-weight="bold" style:font-size-asian="16pt" style:font-weight-asian="bold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<text:span text:style-name="T1">Eu Mesmo</text:span></text:p>
      <text:h text:style-name="Heading_20_1" text:outline-level="1"><text:tab/><text:tab/></text:h>
      <text:p text:style-name="Standard"><text:tab/>Existe uma frase que só tem sentido quando pronunciada diretamente para uma pessoa; sendo praticamente nula se escritas em cartas ou textos. Não que ela não tenha sentido; mas que em um texto, o único sentimento no momento é o de quem lê. Eu queria ter dito ela certa vez, mas á muito tempo prometi a mim mesmo que nunca faria isso, não por medo de dizer, mas para não magoar ninguém. Existe alguém em min que talvez ninguém conheça, e que talvez ninguém venha a conhecer, pois este alguém sou Eu Mesmo, sem nenhum amigo, pois este Eu sempre foi alguém solitário. </text:p>
      <text:p text:style-name="P2">Quando te conheci, achei que fosse apenas mais uma pessoa que andaria comigo por um tempo e depois me esqueceria, mas o contrario aconteceu. Com o passar do tempo, algo novo surgiu, algo que nunca tinha sentido antes. Era difícil para de pensar em você, e quando te via meu coração acelerava. Tentava não demonstrar e te tratar da mesma forma como tratava todos, mas isso ficou cada vez mais difícil e mesmo sabendo que seu amigo era minha superfície, não conseguia evitar que meus sentimentos transbordassem.</text:p>
      <text:p text:style-name="Standard"><text:tab/>Agora, muito tempo após ter te conhecido, não sei se devo fazer com que Eu Mesmo me apresente para você, e te diga tudo o que sempre quis dizer. A dúvida é cruel, e a cada dia cresce mais. Ás vezes penso em te esquecer, mas esquecer algo que esta cravado nas melhores memorias não é uma tarefa fácil. Mas talvez um dia eu tenha uma oportunidade de te dizer aquela frase e talvez isso te faça mais feliz. Mas não me importo de não ser Eu Mesmo, contanto que seja alguém.<text:bookmark text:name="_GoBack"/>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</meta:initial-creator>
    <dc:creator>Lucas</dc:creator>
    <meta:editing-cycles>4</meta:editing-cycles>
    <meta:creation-date>2011-10-03T09:14:00</meta:creation-date>
    <dc:date>2011-11-03T15:39:00</dc:date>
    <meta:editing-duration>PT5M</meta:editing-duration>
    <meta:generator>LibreOffice/5.3.1.2$Linux_X86_64 LibreOffice_project/30m0$Build-2</meta:generator>
    <meta:document-statistic meta:table-count="0" meta:image-count="0" meta:object-count="0" meta:page-count="1" meta:paragraph-count="6" meta:word-count="284" meta:character-count="1555" meta:non-whitespace-character-count="126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